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2" style:family="table-cell" style:parent-style-name="Default" style:data-style-name="N109">
      <style:text-properties fo:font-size="16pt" style:font-size-asian="16pt" style:font-size-complex="16pt"/>
    </style:style>
    <style:style style:name="ce2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4" style:family="table-cell" style:parent-style-name="Default" style:data-style-name="N120">
      <style:text-properties fo:font-size="16pt" style:font-size-asian="16pt" style:font-size-complex="16pt"/>
    </style:style>
    <style:style style:name="ce25" style:family="table-cell" style:parent-style-name="Default" style:data-style-name="N119">
      <style:text-properties fo:font-size="16pt" style:font-size-asian="16pt" style:font-size-complex="16pt"/>
    </style:style>
    <style:style style:name="ce26" style:family="table-cell" style:parent-style-name="Default" style:data-style-name="N124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3"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4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">
      <style:text-properties fo:font-size="16pt" style:font-size-asian="16pt" style:font-size-complex="16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8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091.1665629">
            <text:p>￥95,09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6">
            <text:p>5.6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51.7153415824">
            <text:p>￥5,15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9591">
            <text:p>0.0234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51440">
            <text:p>￥751,440</text:p>
          </table:table-cell>
          <table:table-cell table:style-name="ce17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5" table:formula="of:=[.G3]*[.H$1]" office:value-type="float" office:value="0.00170777096">
            <text:p>0.0017</text:p>
          </table:table-cell>
          <table:table-cell table:style-name="ce29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4.125">
            <text:p>￥24.125</text:p>
          </table:table-cell>
          <table:table-cell table:style-name="ce17" table:formula="of:=[.D4]*([.B4]+[.C4])" office:value-type="currency" office:currency="JPY" office:value="21741.5585625">
            <text:p>￥21,74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50.467452">
            <text:p>50.5</text:p>
          </table:table-cell>
          <table:table-cell table:style-name="ce29" table:formula="of:=[.H4]*[.D4]" office:value-type="currency" office:currency="JPY" office:value="1217.5272795">
            <text:p>￥1,217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944">
            <text:p>46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31.6">
            <text:p>￥331.600</text:p>
          </table:table-cell>
          <table:table-cell table:style-name="ce17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944">
            <text:p>64.944</text:p>
          </table:table-cell>
          <table:table-cell table:style-name="ce24" table:formula="of:=[.G5]*[.H$1]" office:value-type="float" office:value="3.636864">
            <text:p>4</text:p>
          </table:table-cell>
          <table:table-cell table:style-name="ce29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975243">
            <text:p>0.3975243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59300">
            <text:p>￥59,300</text:p>
          </table:table-cell>
          <table:table-cell table:style-name="ce17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873243">
            <text:p>0.4873243</text:p>
          </table:table-cell>
          <table:table-cell table:style-name="ce25" table:formula="of:=[.G6]*[.H$7]" office:value-type="float" office:value="0.024366215">
            <text:p>0.0244</text:p>
          </table:table-cell>
          <table:table-cell table:style-name="ce29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72.791640725">
            <text:p>￥23,77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47.993505">
            <text:p>￥97,94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3" office:value-type="percentage" office:value="0.053">
            <text:p>5.3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4"/>
          <table:table-cell table:style-name="ce28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519591">
            <text:p>0.02519591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796000">
            <text:p>￥796,000</text:p>
          </table:table-cell>
          <table:table-cell table:style-name="ce17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5" table:formula="of:=[.G3]*[.H$1]" office:value-type="float" office:value="0.00170638323">
            <text:p>0.0017</text:p>
          </table:table-cell>
          <table:table-cell table:style-name="ce29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11.2045">
            <text:p>711.204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5.71">
            <text:p>￥25.710</text:p>
          </table:table-cell>
          <table:table-cell table:style-name="ce17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6" table:formula="of:=[.G4]*[.H$1]" office:value-type="float" office:value="47.7638385">
            <text:p>47.8</text:p>
          </table:table-cell>
          <table:table-cell table:style-name="ce29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944">
            <text:p>50.944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40.8">
            <text:p>￥340.800</text:p>
          </table:table-cell>
          <table:table-cell table:style-name="ce17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944">
            <text:p>68.944</text:p>
          </table:table-cell>
          <table:table-cell table:style-name="ce24" table:formula="of:=[.G5]*[.H$1]" office:value-type="float" office:value="3.654032">
            <text:p>4</text:p>
          </table:table-cell>
          <table:table-cell table:style-name="ce29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066346">
            <text:p>0.32066346</text:p>
          </table:table-cell>
          <table:table-cell table:style-name="ce8" office:value-type="float" office:value="0.0898">
            <text:p>0.0898</text:p>
          </table:table-cell>
          <table:table-cell table:style-name="ce14" office:value-type="currency" office:currency="JPY" office:value="62500">
            <text:p>￥62,500</text:p>
          </table:table-cell>
          <table:table-cell table:style-name="ce17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1046346">
            <text:p>0.41046346</text:p>
          </table:table-cell>
          <table:table-cell table:style-name="ce25" table:formula="of:=[.G6]*[.H$7]" office:value-type="float" office:value="0.020523173">
            <text:p>0.0205</text:p>
          </table:table-cell>
          <table:table-cell table:style-name="ce29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86.99837625">
            <text:p>￥24,48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86.5872087">
            <text:p>￥104,18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4"/>
          <table:table-cell table:style-name="ce28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504839">
            <text:p>0.0250483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0900">
            <text:p>￥840,900</text:p>
          </table:table-cell>
          <table:table-cell table:style-name="ce17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5" table:formula="of:=[.G3]*[.H$1]" office:value-type="float" office:value="0.0016024195">
            <text:p>0.0016</text:p>
          </table:table-cell>
          <table:table-cell table:style-name="ce29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703.5258">
            <text:p>703.525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8.137">
            <text:p>￥28.137</text:p>
          </table:table-cell>
          <table:table-cell table:style-name="ce17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6" table:formula="of:=[.G4]*[.H$1]" office:value-type="float" office:value="44.67629">
            <text:p>44.7</text:p>
          </table:table-cell>
          <table:table-cell table:style-name="ce29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50.6801">
            <text:p>50.680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1.2">
            <text:p>￥361.200</text:p>
          </table:table-cell>
          <table:table-cell table:style-name="ce17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8.6801">
            <text:p>68.6801</text:p>
          </table:table-cell>
          <table:table-cell table:style-name="ce24" table:formula="of:=[.G5]*[.H$1]" office:value-type="float" office:value="3.434005">
            <text:p>3</text:p>
          </table:table-cell>
          <table:table-cell table:style-name="ce29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894418">
            <text:p>0.3189441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95">
            <text:p>￥66,795</text:p>
          </table:table-cell>
          <table:table-cell table:style-name="ce17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854418">
            <text:p>0.40854418</text:p>
          </table:table-cell>
          <table:table-cell table:style-name="ce25" table:formula="of:=[.G6]*[.H$7]" office:value-type="float" office:value="0.020427209">
            <text:p>0.0204</text:p>
          </table:table-cell>
          <table:table-cell table:style-name="ce29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6.646802175">
            <text:p>￥26,047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592.0344034">
            <text:p>￥103,5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4"/>
          <table:table-cell table:style-name="ce28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91567">
            <text:p>0.02491567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5" table:formula="of:=[.G3]*[.H$1]" office:value-type="float" office:value="0.0015957835">
            <text:p>0.0016</text:p>
          </table:table-cell>
          <table:table-cell table:style-name="ce29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95.4496">
            <text:p>695.4496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6" table:formula="of:=[.G4]*[.H$1]" office:value-type="float" office:value="44.27248">
            <text:p>44.3</text:p>
          </table:table-cell>
          <table:table-cell table:style-name="ce29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6.456">
            <text:p>46.456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1" table:formula="of:=[.B5]+[.C5]" office:value-type="float" office:value="64.456">
            <text:p>64.456</text:p>
          </table:table-cell>
          <table:table-cell table:style-name="ce24" table:formula="of:=[.G5]*[.H$1]" office:value-type="float" office:value="3.2228">
            <text:p>3</text:p>
          </table:table-cell>
          <table:table-cell table:style-name="ce29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table:formula="of:=0.33867422-0.0214" office:value-type="float" office:value="0.31727422">
            <text:p>0.31727422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1" table:formula="of:=[.B6]+[.C6]" office:value-type="float" office:value="0.40687422">
            <text:p>0.40687422</text:p>
          </table:table-cell>
          <table:table-cell table:style-name="ce25" table:formula="of:=[.G6]*[.H$7]" office:value-type="float" office:value="0.020343711">
            <text:p>0.0203</text:p>
          </table:table-cell>
          <table:table-cell table:style-name="ce29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5898.00860085">
            <text:p>￥25,898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166.9686428">
            <text:p>￥104,16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4"/>
          <table:table-cell table:style-name="ce28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2479043">
            <text:p>0.02479043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8000">
            <text:p>￥848,000</text:p>
          </table:table-cell>
          <table:table-cell table:style-name="ce17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5" table:formula="of:=[.G3]*[.H$1]" office:value-type="float" office:value="0.0015895215">
            <text:p>0.0016</text:p>
          </table:table-cell>
          <table:table-cell table:style-name="ce29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87.5231">
            <text:p>687.5231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182">
            <text:p>￥29.182</text:p>
          </table:table-cell>
          <table:table-cell table:style-name="ce17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6" table:formula="of:=[.G4]*[.H$1]" office:value-type="float" office:value="43.876155">
            <text:p>43.9</text:p>
          </table:table-cell>
          <table:table-cell table:style-name="ce29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9.2282">
            <text:p>49.2282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5.3">
            <text:p>￥365.300</text:p>
          </table:table-cell>
          <table:table-cell table:style-name="ce17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4" table:formula="of:=[.G5]*[.H$1]" office:value-type="float" office:value="3.36141">
            <text:p>3</text:p>
          </table:table-cell>
          <table:table-cell table:style-name="ce29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1577166">
            <text:p>0.31577166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710">
            <text:p>￥66,710</text:p>
          </table:table-cell>
          <table:table-cell table:style-name="ce17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5" table:formula="of:=[.G6]*[.H$7]" office:value-type="float" office:value="0.020268583">
            <text:p>0.0203</text:p>
          </table:table-cell>
          <table:table-cell table:style-name="ce29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6041.7421607">
            <text:p>￥26,04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740.1553222">
            <text:p>￥101,74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4"/>
          <table:table-cell table:style-name="ce28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64036">
            <text:p>0.02464036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39000">
            <text:p>￥839,000</text:p>
          </table:table-cell>
          <table:table-cell table:style-name="ce17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5" table:formula="of:=[.G3]*[.H$1]" office:value-type="float" office:value="0.001582018">
            <text:p>0.0016</text:p>
          </table:table-cell>
          <table:table-cell table:style-name="ce29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77.8128">
            <text:p>677.8128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7.649">
            <text:p>￥27.649</text:p>
          </table:table-cell>
          <table:table-cell table:style-name="ce17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6" table:formula="of:=[.G4]*[.H$1]" office:value-type="float" office:value="43.39064">
            <text:p>43.4</text:p>
          </table:table-cell>
          <table:table-cell table:style-name="ce29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0151">
            <text:p>49.015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.2">
            <text:p>￥363.200</text:p>
          </table:table-cell>
          <table:table-cell table:style-name="ce17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4" table:formula="of:=[.G5]*[.H$1]" office:value-type="float" office:value="3.350755">
            <text:p>3</text:p>
          </table:table-cell>
          <table:table-cell table:style-name="ce29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40041">
            <text:p>0.3140041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6550">
            <text:p>￥66,550</text:p>
          </table:table-cell>
          <table:table-cell table:style-name="ce17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5" table:formula="of:=[.G6]*[.H$7]" office:value-type="float" office:value="0.020180205">
            <text:p>0.0202</text:p>
          </table:table-cell>
          <table:table-cell table:style-name="ce29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35.03883055">
            <text:p>￥25,43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95">
            <text:p>9.5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4"/>
          <table:table-cell table:style-name="ce28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5" table:formula="of:=[.G3]*[.H$1]" office:value-type="float" office:value="0.0029892605">
            <text:p>0.0030</text:p>
          </table:table-cell>
          <table:table-cell table:style-name="ce29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6" table:formula="of:=[.G4]*[.H$1]" office:value-type="float" office:value="81.4506725">
            <text:p>81.5</text:p>
          </table:table-cell>
          <table:table-cell table:style-name="ce29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4" table:formula="of:=[.G5]*[.H$1]" office:value-type="float" office:value="6.347216">
            <text:p>6</text:p>
          </table:table-cell>
          <table:table-cell table:style-name="ce29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5" table:formula="of:=[.G6]*[.H$7]" office:value-type="float" office:value="0.0381173516">
            <text:p>0.0381</text:p>
          </table:table-cell>
          <table:table-cell table:style-name="ce29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2"/>
          <table:table-cell table:style-name="ce27" office:value-type="percentage" office:value="0.095">
            <text:p>9.5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4"/>
          <table:table-cell table:style-name="ce28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5" table:formula="of:=[.G3]*[.H$1]" office:value-type="float" office:value="0.0015538025">
            <text:p>0.0016</text:p>
          </table:table-cell>
          <table:table-cell table:style-name="ce29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6" table:formula="of:=[.G4]*[.H$1]" office:value-type="float" office:value="42.07172">
            <text:p>42.1</text:p>
          </table:table-cell>
          <table:table-cell table:style-name="ce29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4" table:formula="of:=[.G5]*[.H$1]" office:value-type="float" office:value="3.277155">
            <text:p>3</text:p>
          </table:table-cell>
          <table:table-cell table:style-name="ce29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5" table:formula="of:=[.G6]*[.H$7]" office:value-type="float" office:value="0.0198465465">
            <text:p>0.0198</text:p>
          </table:table-cell>
          <table:table-cell table:style-name="ce29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4"/>
          <table:table-cell table:style-name="ce28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5" table:formula="of:=[.G3]*[.H$1]" office:value-type="float" office:value="0.0015249325">
            <text:p>0.0015</text:p>
          </table:table-cell>
          <table:table-cell table:style-name="ce29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6" table:formula="of:=[.G4]*[.H$1]" office:value-type="float" office:value="40.824005">
            <text:p>40.8</text:p>
          </table:table-cell>
          <table:table-cell table:style-name="ce29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4" table:formula="of:=[.G5]*[.H$1]" office:value-type="float" office:value="3.15787">
            <text:p>3</text:p>
          </table:table-cell>
          <table:table-cell table:style-name="ce29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5" table:formula="of:=[.G6]*[.H$7]" office:value-type="float" office:value="0.019502132">
            <text:p>0.0195</text:p>
          </table:table-cell>
          <table:table-cell table:style-name="ce29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4"/>
          <table:table-cell table:style-name="ce28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5" table:formula="of:=[.G3]*[.H$1]" office:value-type="float" office:value="0.001508749">
            <text:p>0.0015</text:p>
          </table:table-cell>
          <table:table-cell table:style-name="ce29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6" table:formula="of:=[.G4]*[.H$1]" office:value-type="float" office:value="40.0299">
            <text:p>40.0</text:p>
          </table:table-cell>
          <table:table-cell table:style-name="ce29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4" table:formula="of:=[.G5]*[.H$1]" office:value-type="float" office:value="3.09645">
            <text:p>3</text:p>
          </table:table-cell>
          <table:table-cell table:style-name="ce29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5" table:formula="of:=[.G6]*[.H$7]" office:value-type="float" office:value="0.019265779">
            <text:p>0.0193</text:p>
          </table:table-cell>
          <table:table-cell table:style-name="ce29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4"/>
          <table:table-cell table:style-name="ce28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5" table:formula="of:=[.G3]*[.H$1]" office:value-type="float" office:value="0.0014939175">
            <text:p>0.0015</text:p>
          </table:table-cell>
          <table:table-cell table:style-name="ce29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6" table:formula="of:=[.G4]*[.H$1]" office:value-type="float" office:value="39.17904">
            <text:p>39.2</text:p>
          </table:table-cell>
          <table:table-cell table:style-name="ce29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4" table:formula="of:=[.G5]*[.H$1]" office:value-type="float" office:value="3.03832">
            <text:p>3</text:p>
          </table:table-cell>
          <table:table-cell table:style-name="ce29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5" table:formula="of:=[.G6]*[.H$7]" office:value-type="float" office:value="0.019042078">
            <text:p>0.0190</text:p>
          </table:table-cell>
          <table:table-cell table:style-name="ce29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2"/>
          <table:table-cell table:style-name="ce27" office:value-type="percentage" office:value="0.05">
            <text:p>5.0%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5" table:formula="of:=[.G3]*[.H$1]" office:value-type="float" office:value="0.0015496005">
            <text:p>0.0015</text:p>
          </table:table-cell>
          <table:table-cell table:style-name="ce29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6" table:formula="of:=[.G4]*[.H$1]" office:value-type="float" office:value="40.198155">
            <text:p>40.2</text:p>
          </table:table-cell>
          <table:table-cell table:style-name="ce29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4" table:formula="of:=[.G5]*[.H$1]" office:value-type="float" office:value="3.132225">
            <text:p>3</text:p>
          </table:table-cell>
          <table:table-cell table:style-name="ce29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5" table:formula="of:=[.G6]*[.H$1]" office:value-type="float" office:value="0.019679649">
            <text:p>0.0197</text:p>
          </table:table-cell>
          <table:table-cell table:style-name="ce29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2"/>
          <table:table-cell office:value-type="string">
            <text:p>29日注文通らず</text:p>
          </table:table-cell>
          <table:table-cell table:number-columns-repeated="2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4"/>
          <table:table-cell table:style-name="ce28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5" table:formula="of:=[.G3]*[.H$1]" office:value-type="float" office:value="0.0014541835">
            <text:p>0.0015</text:p>
          </table:table-cell>
          <table:table-cell table:style-name="ce29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6" table:formula="of:=[.G4]*[.H$1]" office:value-type="float" office:value="37.46182">
            <text:p>37.5</text:p>
          </table:table-cell>
          <table:table-cell table:style-name="ce29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4" table:formula="of:=[.G5]*[.H$1]" office:value-type="float" office:value="2.97674">
            <text:p>3</text:p>
          </table:table-cell>
          <table:table-cell table:style-name="ce29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5" table:formula="of:=[.G6]*[.H$1]" office:value-type="float" office:value="0.018458545">
            <text:p>0.0185</text:p>
          </table:table-cell>
          <table:table-cell table:style-name="ce29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4"/>
          <table:table-cell table:style-name="ce28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5" table:formula="of:=[.G3]*[.H$1]" office:value-type="float" office:value="0.00143317">
            <text:p>0.0014</text:p>
          </table:table-cell>
          <table:table-cell table:style-name="ce29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6" table:formula="of:=[.G4]*[.H$1]" office:value-type="float" office:value="36.721915">
            <text:p>36.7</text:p>
          </table:table-cell>
          <table:table-cell table:style-name="ce29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4" table:formula="of:=[.G5]*[.H$1]" office:value-type="float" office:value="2.86953">
            <text:p>3</text:p>
          </table:table-cell>
          <table:table-cell table:style-name="ce29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5" table:formula="of:=[.G6]*[.H$1]" office:value-type="float" office:value="0.018235989">
            <text:p>0.0182</text:p>
          </table:table-cell>
          <table:table-cell table:style-name="ce29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4"/>
          <table:table-cell table:style-name="ce28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5" table:formula="of:=[.G3]*[.H$1]" office:value-type="float" office:value="0.0014889035">
            <text:p>0.0015</text:p>
          </table:table-cell>
          <table:table-cell table:style-name="ce29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6" table:formula="of:=[.G4]*[.H$1]" office:value-type="float" office:value="35.992645">
            <text:p>36.0</text:p>
          </table:table-cell>
          <table:table-cell table:style-name="ce29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4" table:formula="of:=[.G5]*[.H$1]" office:value-type="float" office:value="2.860775">
            <text:p>3</text:p>
          </table:table-cell>
          <table:table-cell table:style-name="ce29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5" table:formula="of:=[.G6]*[.H$1]" office:value-type="float" office:value="0.0180008065">
            <text:p>0.0180</text:p>
          </table:table-cell>
          <table:table-cell table:style-name="ce29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4"/>
          <table:table-cell table:style-name="ce28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5" table:formula="of:=[.G3]*[.H$1]" office:value-type="float" office:value="0.001395975">
            <text:p>0.0014</text:p>
          </table:table-cell>
          <table:table-cell table:style-name="ce29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6" table:formula="of:=[.G4]*[.H$1]" office:value-type="float" office:value="35.299705">
            <text:p>35.3</text:p>
          </table:table-cell>
          <table:table-cell table:style-name="ce29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4" table:formula="of:=[.G5]*[.H$1]" office:value-type="float" office:value="2.805785">
            <text:p>3</text:p>
          </table:table-cell>
          <table:table-cell table:style-name="ce29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5" table:formula="of:=[.G6]*[.H$1]" office:value-type="float" office:value="0.0177785905">
            <text:p>0.0178</text:p>
          </table:table-cell>
          <table:table-cell table:style-name="ce29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4"/>
          <table:table-cell table:style-name="ce28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5" table:formula="of:=[.G3]*[.H$1]" office:value-type="float" office:value="0.001378679">
            <text:p>0.0014</text:p>
          </table:table-cell>
          <table:table-cell table:style-name="ce29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6" table:formula="of:=[.G4]*[.H$1]" office:value-type="float" office:value="34.527745">
            <text:p>34.5</text:p>
          </table:table-cell>
          <table:table-cell table:style-name="ce29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4" table:formula="of:=[.G5]*[.H$1]" office:value-type="float" office:value="2.74837">
            <text:p>3</text:p>
          </table:table-cell>
          <table:table-cell table:style-name="ce29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5" table:formula="of:=[.G6]*[.H$1]" office:value-type="float" office:value="0.017531015">
            <text:p>0.0175</text:p>
          </table:table-cell>
          <table:table-cell table:style-name="ce29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4"/>
          <table:table-cell table:style-name="ce28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5" table:formula="of:=[.G3]*[.H$1]" office:value-type="float" office:value="0.0013665705">
            <text:p>0.0014</text:p>
          </table:table-cell>
          <table:table-cell table:style-name="ce29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6" table:formula="of:=[.G4]*[.H$1]" office:value-type="float" office:value="33.903755">
            <text:p>33.9</text:p>
          </table:table-cell>
          <table:table-cell table:style-name="ce29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4" table:formula="of:=[.G5]*[.H$1]" office:value-type="float" office:value="2.69402">
            <text:p>3</text:p>
          </table:table-cell>
          <table:table-cell table:style-name="ce29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5" table:formula="of:=[.G6]*[.H$1]" office:value-type="float" office:value="0.0173778075">
            <text:p>0.0174</text:p>
          </table:table-cell>
          <table:table-cell table:style-name="ce29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4"/>
          <table:table-cell table:style-name="ce28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5" table:formula="of:=[.G3]*[.H$1]" office:value-type="float" office:value="0.0013532205">
            <text:p>0.0014</text:p>
          </table:table-cell>
          <table:table-cell table:style-name="ce29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6" table:formula="of:=[.G4]*[.H$1]" office:value-type="float" office:value="38.441455">
            <text:p>38.4</text:p>
          </table:table-cell>
          <table:table-cell table:style-name="ce29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4" table:formula="of:=[.G5]*[.H$1]" office:value-type="float" office:value="2.648635">
            <text:p>3</text:p>
          </table:table-cell>
          <table:table-cell table:style-name="ce29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5" table:formula="of:=[.G6]*[.H$1]" office:value-type="float" office:value="0.017296038">
            <text:p>0.0173</text:p>
          </table:table-cell>
          <table:table-cell table:style-name="ce29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4"/>
          <table:table-cell table:style-name="ce28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5" table:formula="of:=[.G3]*[.H$1]" office:value-type="float" office:value="0.0013409955">
            <text:p>0.0013</text:p>
          </table:table-cell>
          <table:table-cell table:style-name="ce29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6" table:formula="of:=[.G4]*[.H$1]" office:value-type="float" office:value="33.026475">
            <text:p>33.0</text:p>
          </table:table-cell>
          <table:table-cell table:style-name="ce29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4" table:formula="of:=[.G5]*[.H$1]" office:value-type="float" office:value="2.608495">
            <text:p>3</text:p>
          </table:table-cell>
          <table:table-cell table:style-name="ce29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5" table:formula="of:=[.G6]*[.H$1]" office:value-type="float" office:value="0.0172323255">
            <text:p>0.0172</text:p>
          </table:table-cell>
          <table:table-cell table:style-name="ce29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4"/>
          <table:table-cell table:style-name="ce28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5" table:formula="of:=[.G3]*[.H$1]" office:value-type="float" office:value="0.001396047">
            <text:p>0.0014</text:p>
          </table:table-cell>
          <table:table-cell table:style-name="ce29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6" table:formula="of:=[.G4]*[.H$1]" office:value-type="float" office:value="34.202665">
            <text:p>34.2</text:p>
          </table:table-cell>
          <table:table-cell table:style-name="ce29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4" table:formula="of:=[.G5]*[.H$1]" office:value-type="float" office:value="2.565325">
            <text:p>3</text:p>
          </table:table-cell>
          <table:table-cell table:style-name="ce29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5" table:formula="of:=[.G6]*[.H$1]" office:value-type="float" office:value="0.0171365655">
            <text:p>0.0171</text:p>
          </table:table-cell>
          <table:table-cell table:style-name="ce29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4"/>
          <table:table-cell table:style-name="ce28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5" table:formula="of:=[.G3]*[.H$1]" office:value-type="float" office:value="0.0013112795">
            <text:p>0.0013</text:p>
          </table:table-cell>
          <table:table-cell table:style-name="ce29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6" table:formula="of:=[.G4]*[.H$1]" office:value-type="float" office:value="31.968115">
            <text:p>32.0</text:p>
          </table:table-cell>
          <table:table-cell table:style-name="ce29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4" table:formula="of:=[.G5]*[.H$1]" office:value-type="float" office:value="2.528225">
            <text:p>3</text:p>
          </table:table-cell>
          <table:table-cell table:style-name="ce29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5" table:formula="of:=[.G6]*[.H$1]" office:value-type="float" office:value="0.0170318185">
            <text:p>0.0170</text:p>
          </table:table-cell>
          <table:table-cell table:style-name="ce29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4"/>
          <table:table-cell table:style-name="ce28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5" table:formula="of:=[.G3]*[.H$1]" office:value-type="float" office:value="0.0014292575">
            <text:p>0.0014</text:p>
          </table:table-cell>
          <table:table-cell table:style-name="ce29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6" table:formula="of:=[.G4]*[.H$1]" office:value-type="float" office:value="34.618155">
            <text:p>34.6</text:p>
          </table:table-cell>
          <table:table-cell table:style-name="ce29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4" table:formula="of:=[.G5]*[.H$1]" office:value-type="float" office:value="3.32369">
            <text:p>3</text:p>
          </table:table-cell>
          <table:table-cell table:style-name="ce29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5" table:formula="of:=[.G6]*[.H$1]" office:value-type="float" office:value="0.018661637">
            <text:p>0.0187</text:p>
          </table:table-cell>
          <table:table-cell table:style-name="ce29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4"/>
          <table:table-cell table:style-name="ce28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5" table:formula="of:=[.G3]*[.H$1]" office:value-type="float" office:value="0.001415279">
            <text:p>0.0014</text:p>
          </table:table-cell>
          <table:table-cell table:style-name="ce29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6" table:formula="of:=[.G4]*[.H$1]" office:value-type="float" office:value="32.463035">
            <text:p>32.5</text:p>
          </table:table-cell>
          <table:table-cell table:style-name="ce29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4" table:formula="of:=[.G5]*[.H$1]" office:value-type="float" office:value="2.589005">
            <text:p>3</text:p>
          </table:table-cell>
          <table:table-cell table:style-name="ce29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5" table:formula="of:=[.G6]*0.05" office:value-type="float" office:value="0.017677105">
            <text:p>0.0177</text:p>
          </table:table-cell>
          <table:table-cell table:style-name="ce29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4"/>
          <table:table-cell table:style-name="ce28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5" table:formula="of:=[.G3]*[.H$1]" office:value-type="float" office:value="0.001321348">
            <text:p>0.0013</text:p>
          </table:table-cell>
          <table:table-cell table:style-name="ce29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6" table:formula="of:=[.G4]*[.H$1]" office:value-type="float" office:value="31.80827">
            <text:p>31.8</text:p>
          </table:table-cell>
          <table:table-cell table:style-name="ce29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4" table:formula="of:=[.G5]*[.H$1]" office:value-type="float" office:value="2.54201">
            <text:p>3</text:p>
          </table:table-cell>
          <table:table-cell table:style-name="ce29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5" table:formula="of:=[.G6]*0.05" office:value-type="float" office:value="0.0175727285">
            <text:p>0.0176</text:p>
          </table:table-cell>
          <table:table-cell table:style-name="ce29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4"/>
          <table:table-cell table:style-name="ce28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5" table:formula="of:=[.G3]*[.H$1]" office:value-type="float" office:value="0.001310304">
            <text:p>0.0013</text:p>
          </table:table-cell>
          <table:table-cell table:style-name="ce29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6" table:formula="of:=[.G4]*[.H$1]" office:value-type="float" office:value="31.503615">
            <text:p>31.5</text:p>
          </table:table-cell>
          <table:table-cell table:style-name="ce29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4" table:formula="of:=[.G5]*[.H$1]" office:value-type="float" office:value="2.52644">
            <text:p>3</text:p>
          </table:table-cell>
          <table:table-cell table:style-name="ce29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5" table:formula="of:=[.G6]*0.05" office:value-type="float" office:value="0.0175380375">
            <text:p>0.0175</text:p>
          </table:table-cell>
          <table:table-cell table:style-name="ce29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style-name="ce27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7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5" table:formula="of:=[.G3]*[.H$1]" office:value-type="float" office:value="0.00129683">
            <text:p>0.0013</text:p>
          </table:table-cell>
          <table:table-cell table:style-name="ce29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7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6" table:formula="of:=[.G4]*[.H$1]" office:value-type="float" office:value="31.02318">
            <text:p>31.0</text:p>
          </table:table-cell>
          <table:table-cell table:style-name="ce29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7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4" table:formula="of:=[.G5]*[.H$1]" office:value-type="float" office:value="2.5003">
            <text:p>3</text:p>
          </table:table-cell>
          <table:table-cell table:style-name="ce29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7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5" table:formula="of:=[.G6]*0.05" office:value-type="float" office:value="0.017431093">
            <text:p>0.0174</text:p>
          </table:table-cell>
          <table:table-cell table:style-name="ce29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1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2"/>
          <table:table-cell table:number-columns-repeated="3"/>
          <table:table-cell table:style-name="ce27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27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4"/>
          <table:table-cell table:style-name="ce28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5" table:formula="of:=[.G3]*[.H$1]" office:value-type="float" office:value="0.0012823815">
            <text:p>0.0013</text:p>
          </table:table-cell>
          <table:table-cell table:style-name="ce29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6" table:formula="of:=[.G4]*[.H$1]" office:value-type="float" office:value="30.448405">
            <text:p>30.4</text:p>
          </table:table-cell>
          <table:table-cell table:style-name="ce29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4" table:formula="of:=[.G5]*[.H$1]" office:value-type="float" office:value="2.419125">
            <text:p>2</text:p>
          </table:table-cell>
          <table:table-cell table:style-name="ce29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5" table:formula="of:=[.G6]*0.05" office:value-type="float" office:value="0.017311875">
            <text:p>0.0173</text:p>
          </table:table-cell>
          <table:table-cell table:style-name="ce29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4"/>
          <table:table-cell table:style-name="ce28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5" table:formula="of:=[.G3]*[.H$1]" office:value-type="float" office:value="0.0012680415">
            <text:p>0.0013</text:p>
          </table:table-cell>
          <table:table-cell table:style-name="ce29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6" table:formula="of:=[.G4]*[.H$1]" office:value-type="float" office:value="30.019725">
            <text:p>30.0</text:p>
          </table:table-cell>
          <table:table-cell table:style-name="ce29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4" table:formula="of:=[.G5]*[.H$1]" office:value-type="float" office:value="2.406405">
            <text:p>2</text:p>
          </table:table-cell>
          <table:table-cell table:style-name="ce29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5" table:formula="of:=[.G6]*0.05" office:value-type="float" office:value="0.017280184">
            <text:p>0.0173</text:p>
          </table:table-cell>
          <table:table-cell table:style-name="ce29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4"/>
          <table:table-cell table:style-name="ce28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5" table:formula="of:=[.G3]*[.H$1]" office:value-type="float" office:value="0.0012568655">
            <text:p>0.0013</text:p>
          </table:table-cell>
          <table:table-cell table:style-name="ce29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6" table:formula="of:=[.G4]*[.H$1]" office:value-type="float" office:value="29.743275">
            <text:p>29.7</text:p>
          </table:table-cell>
          <table:table-cell table:style-name="ce29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4" table:formula="of:=[.G5]*[.H$1]" office:value-type="float" office:value="2.35226">
            <text:p>2</text:p>
          </table:table-cell>
          <table:table-cell table:style-name="ce29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5" table:formula="of:=[.G6]*0.05" office:value-type="float" office:value="0.017249981">
            <text:p>0.0172</text:p>
          </table:table-cell>
          <table:table-cell table:style-name="ce29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4"/>
          <table:table-cell table:style-name="ce28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5" table:formula="of:=[.G3]*[.H$1]" office:value-type="float" office:value="0.001258275">
            <text:p>0.0013</text:p>
          </table:table-cell>
          <table:table-cell table:style-name="ce29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6" table:formula="of:=[.G4]*[.H$1]" office:value-type="float" office:value="29.750425">
            <text:p>29.8</text:p>
          </table:table-cell>
          <table:table-cell table:style-name="ce29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4" table:formula="of:=[.G5]*[.H$1]" office:value-type="float" office:value="2.375635">
            <text:p>2</text:p>
          </table:table-cell>
          <table:table-cell table:style-name="ce29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5" table:formula="of:=[.G6]*[.H$1]" office:value-type="float" office:value="0.0173808335">
            <text:p>0.0174</text:p>
          </table:table-cell>
          <table:table-cell table:style-name="ce29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4"/>
          <table:table-cell table:style-name="ce28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5" table:formula="of:=[.G3]*[.H$1]" office:value-type="float" office:value="0.001261059">
            <text:p>0.0013</text:p>
          </table:table-cell>
          <table:table-cell table:style-name="ce29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6" table:formula="of:=[.G4]*[.H$1]" office:value-type="float" office:value="29.82968">
            <text:p>29.8</text:p>
          </table:table-cell>
          <table:table-cell table:style-name="ce29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4" table:formula="of:=[.G5]*[.H$1]" office:value-type="float" office:value="2.39957">
            <text:p>2</text:p>
          </table:table-cell>
          <table:table-cell table:style-name="ce29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5" table:formula="of:=[.G6]*[.H$1]" office:value-type="float" office:value="0.017528239">
            <text:p>0.0175</text:p>
          </table:table-cell>
          <table:table-cell table:style-name="ce29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4"/>
          <table:table-cell table:style-name="ce28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5" table:formula="of:=[.G3]*0.05" office:value-type="float" office:value="0.001280986">
            <text:p>0.0013</text:p>
          </table:table-cell>
          <table:table-cell table:style-name="ce29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6" table:formula="of:=[.G4]*0.05" office:value-type="float" office:value="30.365975">
            <text:p>30.4</text:p>
          </table:table-cell>
          <table:table-cell table:style-name="ce29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4" table:formula="of:=[.G5]*0.05" office:value-type="float" office:value="2.418445">
            <text:p>2</text:p>
          </table:table-cell>
          <table:table-cell table:style-name="ce29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5" table:formula="of:=[.G6]*0.05" office:value-type="float" office:value="0.018026207">
            <text:p>0.0180</text:p>
          </table:table-cell>
          <table:table-cell table:style-name="ce29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4"/>
          <table:table-cell table:style-name="ce28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5" table:formula="of:=[.G3]*0.05" office:value-type="float" office:value="0.001320986">
            <text:p>0.0013</text:p>
          </table:table-cell>
          <table:table-cell table:style-name="ce29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6" table:formula="of:=[.G4]*0.05" office:value-type="float" office:value="31.965975">
            <text:p>32.0</text:p>
          </table:table-cell>
          <table:table-cell table:style-name="ce29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4" table:formula="of:=[.G5]*0.05" office:value-type="float" office:value="2.568445">
            <text:p>3</text:p>
          </table:table-cell>
          <table:table-cell table:style-name="ce29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5" table:formula="of:=[.G6]*0.05" office:value-type="float" office:value="0.018976207">
            <text:p>0.0190</text:p>
          </table:table-cell>
          <table:table-cell table:style-name="ce29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4"/>
          <table:table-cell table:style-name="ce28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5" table:formula="of:=[.G3]*0.05" office:value-type="float" office:value="0.001266036">
            <text:p>0.0013</text:p>
          </table:table-cell>
          <table:table-cell table:style-name="ce29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6" table:formula="of:=[.G4]*0.05" office:value-type="float" office:value="30.96006">
            <text:p>31.0</text:p>
          </table:table-cell>
          <table:table-cell table:style-name="ce29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4" table:formula="of:=[.G5]*0.05" office:value-type="float" office:value="2.49575">
            <text:p>2</text:p>
          </table:table-cell>
          <table:table-cell table:style-name="ce29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5" table:formula="of:=[.G6]*0.05" office:value-type="float" office:value="0.018468543">
            <text:p>0.0185</text:p>
          </table:table-cell>
          <table:table-cell table:style-name="ce29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4"/>
          <table:table-cell table:style-name="ce28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5" table:formula="of:=[.G3]*0.05" office:value-type="float" office:value="0.001279479">
            <text:p>0.0013</text:p>
          </table:table-cell>
          <table:table-cell table:style-name="ce29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6" table:formula="of:=[.G4]*0.05" office:value-type="float" office:value="31.58308">
            <text:p>31.6</text:p>
          </table:table-cell>
          <table:table-cell table:style-name="ce29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4" table:formula="of:=[.G5]*0.05" office:value-type="float" office:value="2.52114">
            <text:p>3</text:p>
          </table:table-cell>
          <table:table-cell table:style-name="ce29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5" table:formula="of:=[.G6]*0.05" office:value-type="float" office:value="0.0187623205">
            <text:p>0.0188</text:p>
          </table:table-cell>
          <table:table-cell table:style-name="ce29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4"/>
          <table:table-cell table:style-name="ce28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5" table:formula="of:=[.G3]*0.05" office:value-type="float" office:value="0.001281145">
            <text:p>0.0013</text:p>
          </table:table-cell>
          <table:table-cell table:style-name="ce29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6" table:formula="of:=[.G4]*0.05" office:value-type="float" office:value="31.807355">
            <text:p>31.8</text:p>
          </table:table-cell>
          <table:table-cell table:style-name="ce29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4" table:formula="of:=[.G5]*0.05" office:value-type="float" office:value="2.5593">
            <text:p>3</text:p>
          </table:table-cell>
          <table:table-cell table:style-name="ce29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5" table:formula="of:=[.G6]*0.05" office:value-type="float" office:value="0.019401195">
            <text:p>0.0194</text:p>
          </table:table-cell>
          <table:table-cell table:style-name="ce29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4"/>
          <table:table-cell table:style-name="ce28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5" table:formula="of:=[.G3]*0.05" office:value-type="float" office:value="0.00129629">
            <text:p>0.0013</text:p>
          </table:table-cell>
          <table:table-cell table:style-name="ce29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6" table:formula="of:=[.G4]*0.05" office:value-type="float" office:value="32.588385">
            <text:p>32.6</text:p>
          </table:table-cell>
          <table:table-cell table:style-name="ce29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4" table:formula="of:=[.G5]*0.05" office:value-type="float" office:value="2.644935">
            <text:p>3</text:p>
          </table:table-cell>
          <table:table-cell table:style-name="ce29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5" table:formula="of:=[.G6]*0.05" office:value-type="float" office:value="0.0198566405">
            <text:p>0.0199</text:p>
          </table:table-cell>
          <table:table-cell table:style-name="ce29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4"/>
          <table:table-cell table:style-name="ce28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5" table:formula="of:=[.G3]*0.05" office:value-type="float" office:value="0.0013019485">
            <text:p>0.0013</text:p>
          </table:table-cell>
          <table:table-cell table:style-name="ce29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6" table:formula="of:=[.G4]*0.05" office:value-type="float" office:value="32.812655">
            <text:p>32.8</text:p>
          </table:table-cell>
          <table:table-cell table:style-name="ce29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4" table:formula="of:=[.G5]*0.05" office:value-type="float" office:value="2.69182">
            <text:p>3</text:p>
          </table:table-cell>
          <table:table-cell table:style-name="ce29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5" table:formula="of:=[.G6]*0.05" office:value-type="float" office:value="0.020022143">
            <text:p>0.0200</text:p>
          </table:table-cell>
          <table:table-cell table:style-name="ce29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4"/>
          <table:table-cell table:style-name="ce28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5" table:formula="of:=[.G3]*0.05" office:value-type="float" office:value="0.0013089815">
            <text:p>0.0013</text:p>
          </table:table-cell>
          <table:table-cell table:style-name="ce29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6" table:formula="of:=[.G4]*0.05" office:value-type="float" office:value="33.088595">
            <text:p>33.1</text:p>
          </table:table-cell>
          <table:table-cell table:style-name="ce29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4" table:formula="of:=[.G5]*0.05" office:value-type="float" office:value="2.731955">
            <text:p>3</text:p>
          </table:table-cell>
          <table:table-cell table:style-name="ce29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5" table:formula="of:=[.G6]*0.05" office:value-type="float" office:value="0.02020055">
            <text:p>0.0202</text:p>
          </table:table-cell>
          <table:table-cell table:style-name="ce29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4"/>
          <table:table-cell table:style-name="ce28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5" table:formula="of:=[.G3]*0.05" office:value-type="float" office:value="0.0013082675">
            <text:p>0.0013</text:p>
          </table:table-cell>
          <table:table-cell table:style-name="ce29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6" table:formula="of:=[.G4]*0.05" office:value-type="float" office:value="33.28603">
            <text:p>33.3</text:p>
          </table:table-cell>
          <table:table-cell table:style-name="ce29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4" table:formula="of:=[.G5]*0.05" office:value-type="float" office:value="2.699125">
            <text:p>3</text:p>
          </table:table-cell>
          <table:table-cell table:style-name="ce29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5" table:formula="of:=[.G6]*0.05" office:value-type="float" office:value="0.0203261605">
            <text:p>0.0203</text:p>
          </table:table-cell>
          <table:table-cell table:style-name="ce29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4"/>
          <table:table-cell table:style-name="ce28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5" table:formula="of:=[.G3]*0.05" office:value-type="float" office:value="0.001319118">
            <text:p>0.0013</text:p>
          </table:table-cell>
          <table:table-cell table:style-name="ce29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6" table:formula="of:=[.G4]*0.05" office:value-type="float" office:value="33.71112">
            <text:p>33.7</text:p>
          </table:table-cell>
          <table:table-cell table:style-name="ce29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4" table:formula="of:=[.G5]*0.05" office:value-type="float" office:value="2.669445">
            <text:p>3</text:p>
          </table:table-cell>
          <table:table-cell table:style-name="ce29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5" table:formula="of:=[.G6]*0.05" office:value-type="float" office:value="0.0205704455">
            <text:p>0.0206</text:p>
          </table:table-cell>
          <table:table-cell table:style-name="ce29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4"/>
          <table:table-cell table:style-name="ce28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5" table:formula="of:=[.G3]*0.05" office:value-type="float" office:value="0.001324118">
            <text:p>0.0013</text:p>
          </table:table-cell>
          <table:table-cell table:style-name="ce29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6" table:formula="of:=[.G4]*0.05" office:value-type="float" office:value="34.016335">
            <text:p>34.0</text:p>
          </table:table-cell>
          <table:table-cell table:style-name="ce29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4" table:formula="of:=[.G5]*0.05" office:value-type="float" office:value="2.62657">
            <text:p>3</text:p>
          </table:table-cell>
          <table:table-cell table:style-name="ce29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5" table:formula="of:=[.G6]*0.05" office:value-type="float" office:value="0.02077481">
            <text:p>0.0208</text:p>
          </table:table-cell>
          <table:table-cell table:style-name="ce29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4"/>
          <table:table-cell table:style-name="ce28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5" table:formula="of:=[.G3]*0.05" office:value-type="float" office:value="0.001322719">
            <text:p>0.0013</text:p>
          </table:table-cell>
          <table:table-cell table:style-name="ce29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6" table:formula="of:=[.G4]*0.05" office:value-type="float" office:value="34.305555">
            <text:p>34.3</text:p>
          </table:table-cell>
          <table:table-cell table:style-name="ce29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4" table:formula="of:=[.G5]*0.05" office:value-type="float" office:value="2.631145">
            <text:p>3</text:p>
          </table:table-cell>
          <table:table-cell table:style-name="ce29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5" table:formula="of:=[.G6]*0.05" office:value-type="float" office:value="0.0209202825">
            <text:p>0.0209</text:p>
          </table:table-cell>
          <table:table-cell table:style-name="ce29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4"/>
          <table:table-cell table:style-name="ce28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5" table:formula="of:=[.G3]*0.05" office:value-type="float" office:value="0.0013214795">
            <text:p>0.0013</text:p>
          </table:table-cell>
          <table:table-cell table:style-name="ce29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6" table:formula="of:=[.G4]*0.05" office:value-type="float" office:value="34.591685">
            <text:p>34.6</text:p>
          </table:table-cell>
          <table:table-cell table:style-name="ce29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4" table:formula="of:=[.G5]*0.05" office:value-type="float" office:value="2.63345">
            <text:p>3</text:p>
          </table:table-cell>
          <table:table-cell table:style-name="ce29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5" table:formula="of:=[.G6]*0.05" office:value-type="float" office:value="0.0210495985">
            <text:p>0.0210</text:p>
          </table:table-cell>
          <table:table-cell table:style-name="ce29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4"/>
          <table:table-cell table:style-name="ce28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5" table:formula="of:=[.G3]*0.05" office:value-type="float" office:value="0.00132506">
            <text:p>0.0013</text:p>
          </table:table-cell>
          <table:table-cell table:style-name="ce29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6" table:formula="of:=[.G4]*0.05" office:value-type="float" office:value="34.962015">
            <text:p>35.0</text:p>
          </table:table-cell>
          <table:table-cell table:style-name="ce29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4" table:formula="of:=[.G5]*0.05" office:value-type="float" office:value="2.642735">
            <text:p>3</text:p>
          </table:table-cell>
          <table:table-cell table:style-name="ce29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5" table:formula="of:=[.G6]*0.05" office:value-type="float" office:value="0.0212057345">
            <text:p>0.0212</text:p>
          </table:table-cell>
          <table:table-cell table:style-name="ce29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4"/>
          <table:table-cell table:style-name="ce28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5" table:formula="of:=[.G3]*0.05" office:value-type="float" office:value="0.001324433">
            <text:p>0.0013</text:p>
          </table:table-cell>
          <table:table-cell table:style-name="ce29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6" table:formula="of:=[.G4]*0.05" office:value-type="float" office:value="35.297085">
            <text:p>35.3</text:p>
          </table:table-cell>
          <table:table-cell table:style-name="ce29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4" table:formula="of:=[.G5]*0.05" office:value-type="float" office:value="2.648675">
            <text:p>3</text:p>
          </table:table-cell>
          <table:table-cell table:style-name="ce29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5" table:formula="of:=[.G6]*0.05" office:value-type="float" office:value="0.021307784">
            <text:p>0.0213</text:p>
          </table:table-cell>
          <table:table-cell table:style-name="ce29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4"/>
          <table:table-cell table:style-name="ce28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5" table:formula="of:=[.G3]*0.05" office:value-type="float" office:value="0.0013220925">
            <text:p>0.0013</text:p>
          </table:table-cell>
          <table:table-cell table:style-name="ce29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6" table:formula="of:=[.G4]*0.05" office:value-type="float" office:value="34.07793">
            <text:p>34.1</text:p>
          </table:table-cell>
          <table:table-cell table:style-name="ce29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4" table:formula="of:=[.G5]*0.05" office:value-type="float" office:value="2.641725">
            <text:p>3</text:p>
          </table:table-cell>
          <table:table-cell table:style-name="ce29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5" table:formula="of:=[.G6]*0.05" office:value-type="float" office:value="0.022504071">
            <text:p>0.0225</text:p>
          </table:table-cell>
          <table:table-cell table:style-name="ce29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4"/>
          <table:table-cell table:style-name="ce28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5" table:formula="of:=[.G3]*0.05" office:value-type="float" office:value="0.001317695">
            <text:p>0.0013</text:p>
          </table:table-cell>
          <table:table-cell table:style-name="ce29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6" table:formula="of:=[.G4]*0.05" office:value-type="float" office:value="37.684765">
            <text:p>37.7</text:p>
          </table:table-cell>
          <table:table-cell table:style-name="ce29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4" table:formula="of:=[.G5]*0.05" office:value-type="float" office:value="2.624305">
            <text:p>3</text:p>
          </table:table-cell>
          <table:table-cell table:style-name="ce29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5" table:formula="of:=[.G6]*0.05" office:value-type="float" office:value="0.022526907">
            <text:p>0.0225</text:p>
          </table:table-cell>
          <table:table-cell table:style-name="ce29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4"/>
          <table:table-cell table:style-name="ce28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5" table:formula="of:=[.G3]*0.05" office:value-type="float" office:value="0.001314392">
            <text:p>0.0013</text:p>
          </table:table-cell>
          <table:table-cell table:style-name="ce29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6" table:formula="of:=[.G4]*0.05" office:value-type="float" office:value="37.94741">
            <text:p>37.9</text:p>
          </table:table-cell>
          <table:table-cell table:style-name="ce29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4" table:formula="of:=[.G5]*0.05" office:value-type="float" office:value="2.609695">
            <text:p>3</text:p>
          </table:table-cell>
          <table:table-cell table:style-name="ce29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5" table:formula="of:=[.G6]*0.05" office:value-type="float" office:value="0.0225643505">
            <text:p>0.0226</text:p>
          </table:table-cell>
          <table:table-cell table:style-name="ce29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4"/>
          <table:table-cell table:style-name="ce28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5" table:formula="of:=[.G3]*0.05" office:value-type="float" office:value="0.001314172">
            <text:p>0.0013</text:p>
          </table:table-cell>
          <table:table-cell table:style-name="ce29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6" table:formula="of:=[.G4]*0.05" office:value-type="float" office:value="38.354715">
            <text:p>38.4</text:p>
          </table:table-cell>
          <table:table-cell table:style-name="ce29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4" table:formula="of:=[.G5]*0.05" office:value-type="float" office:value="2.604205">
            <text:p>3</text:p>
          </table:table-cell>
          <table:table-cell table:style-name="ce29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5" table:formula="of:=[.G6]*0.05" office:value-type="float" office:value="0.022659574">
            <text:p>0.0227</text:p>
          </table:table-cell>
          <table:table-cell table:style-name="ce29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4"/>
          <table:table-cell table:style-name="ce28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5" table:formula="of:=[.G3]*0.05" office:value-type="float" office:value="0.0012968705">
            <text:p>0.0013</text:p>
          </table:table-cell>
          <table:table-cell table:style-name="ce29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6" table:formula="of:=[.G4]*0.05" office:value-type="float" office:value="39.36721">
            <text:p>39.4</text:p>
          </table:table-cell>
          <table:table-cell table:style-name="ce29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4" table:formula="of:=[.G5]*0.05" office:value-type="float" office:value="2.57742">
            <text:p>3</text:p>
          </table:table-cell>
          <table:table-cell table:style-name="ce29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5" table:formula="of:=[.G6]*0.05" office:value-type="float" office:value="0.022705493">
            <text:p>0.0227</text:p>
          </table:table-cell>
          <table:table-cell table:style-name="ce29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4"/>
          <table:table-cell table:style-name="ce28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5" table:formula="of:=[.G3]*0.05" office:value-type="float" office:value="0.0013118705">
            <text:p>0.0013</text:p>
          </table:table-cell>
          <table:table-cell table:style-name="ce29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6" table:formula="of:=[.G4]*0.05" office:value-type="float" office:value="39.347705">
            <text:p>39.3</text:p>
          </table:table-cell>
          <table:table-cell table:style-name="ce29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4" table:formula="of:=[.G5]*0.05" office:value-type="float" office:value="2.591455">
            <text:p>3</text:p>
          </table:table-cell>
          <table:table-cell table:style-name="ce29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5" table:formula="of:=[.G6]*0.05" office:value-type="float" office:value="0.0226921135">
            <text:p>0.0227</text:p>
          </table:table-cell>
          <table:table-cell table:style-name="ce29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4"/>
          <table:table-cell table:style-name="ce28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5" table:formula="of:=[.G3]*0.05" office:value-type="float" office:value="0.0012921855">
            <text:p>0.0013</text:p>
          </table:table-cell>
          <table:table-cell table:style-name="ce29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6" table:formula="of:=[.G4]*0.05" office:value-type="float" office:value="39.330375">
            <text:p>39.3</text:p>
          </table:table-cell>
          <table:table-cell table:style-name="ce29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4" table:formula="of:=[.G5]*0.05" office:value-type="float" office:value="2.56458">
            <text:p>3</text:p>
          </table:table-cell>
          <table:table-cell table:style-name="ce29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5" table:formula="of:=[.G6]*0.05" office:value-type="float" office:value="0.02271524">
            <text:p>0.0227</text:p>
          </table:table-cell>
          <table:table-cell table:style-name="ce29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4"/>
          <table:table-cell table:style-name="ce28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5" table:formula="of:=[.G3]*0.05" office:value-type="float" office:value="0.0012766565">
            <text:p>0.0013</text:p>
          </table:table-cell>
          <table:table-cell table:style-name="ce29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6" table:formula="of:=[.G4]*0.05" office:value-type="float" office:value="38.98541">
            <text:p>39.0</text:p>
          </table:table-cell>
          <table:table-cell table:style-name="ce29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4" table:formula="of:=[.G5]*0.05" office:value-type="float" office:value="2.537815">
            <text:p>3</text:p>
          </table:table-cell>
          <table:table-cell table:style-name="ce29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5" table:formula="of:=[.G6]*0.05" office:value-type="float" office:value="0.022539073">
            <text:p>0.0225</text:p>
          </table:table-cell>
          <table:table-cell table:style-name="ce29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4"/>
          <table:table-cell table:style-name="ce28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5" table:formula="of:=[.G3]*0.05" office:value-type="float" office:value="0.001255306">
            <text:p>0.0013</text:p>
          </table:table-cell>
          <table:table-cell table:style-name="ce29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6" table:formula="of:=[.G4]*0.05" office:value-type="float" office:value="38.5198">
            <text:p>38.5</text:p>
          </table:table-cell>
          <table:table-cell table:style-name="ce29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4" table:formula="of:=[.G5]*0.05" office:value-type="float" office:value="2.50939">
            <text:p>3</text:p>
          </table:table-cell>
          <table:table-cell table:style-name="ce29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5" table:formula="of:=[.G6]*0.05" office:value-type="float" office:value="0.022335898">
            <text:p>0.0223</text:p>
          </table:table-cell>
          <table:table-cell table:style-name="ce29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4"/>
          <table:table-cell table:style-name="ce28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5" table:formula="of:=[.G3]*0.05" office:value-type="float" office:value="0.001232945">
            <text:p>0.0012</text:p>
          </table:table-cell>
          <table:table-cell table:style-name="ce29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6" table:formula="of:=[.G4]*0.05" office:value-type="float" office:value="37.96877">
            <text:p>38.0</text:p>
          </table:table-cell>
          <table:table-cell table:style-name="ce29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4" table:formula="of:=[.G5]*0.05" office:value-type="float" office:value="2.47818">
            <text:p>2</text:p>
          </table:table-cell>
          <table:table-cell table:style-name="ce29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5" table:formula="of:=[.G6]*0.05" office:value-type="float" office:value="0.022011926">
            <text:p>0.0220</text:p>
          </table:table-cell>
          <table:table-cell table:style-name="ce29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4"/>
          <table:table-cell table:style-name="ce28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5" table:formula="of:=[.G3]*0.05" office:value-type="float" office:value="0.0012341755">
            <text:p>0.0012</text:p>
          </table:table-cell>
          <table:table-cell table:style-name="ce29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6" table:formula="of:=[.G4]*0.05" office:value-type="float" office:value="38.0694">
            <text:p>38.1</text:p>
          </table:table-cell>
          <table:table-cell table:style-name="ce29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4" table:formula="of:=[.G5]*0.05" office:value-type="float" office:value="2.491715">
            <text:p>2</text:p>
          </table:table-cell>
          <table:table-cell table:style-name="ce29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5" table:formula="of:=[.G6]*0.05" office:value-type="float" office:value="0.0220689305">
            <text:p>0.0221</text:p>
          </table:table-cell>
          <table:table-cell table:style-name="ce29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4"/>
          <table:table-cell table:style-name="ce28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5" table:formula="of:=[.G3]*0.05" office:value-type="float" office:value="0.0012338815">
            <text:p>0.0012</text:p>
          </table:table-cell>
          <table:table-cell table:style-name="ce29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6" table:formula="of:=[.G4]*0.05" office:value-type="float" office:value="38.05014">
            <text:p>38.1</text:p>
          </table:table-cell>
          <table:table-cell table:style-name="ce29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4" table:formula="of:=[.G5]*0.05" office:value-type="float" office:value="2.504605">
            <text:p>3</text:p>
          </table:table-cell>
          <table:table-cell table:style-name="ce29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5" table:formula="of:=[.G6]*0.05" office:value-type="float" office:value="0.0220673965">
            <text:p>0.0221</text:p>
          </table:table-cell>
          <table:table-cell table:style-name="ce29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4"/>
          <table:table-cell table:style-name="ce28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5" table:formula="of:=[.G3]*0.05" office:value-type="float" office:value="0.0012316225">
            <text:p>0.0012</text:p>
          </table:table-cell>
          <table:table-cell table:style-name="ce29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6" table:formula="of:=[.G4]*0.05" office:value-type="float" office:value="38.004845">
            <text:p>38.0</text:p>
          </table:table-cell>
          <table:table-cell table:style-name="ce29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4" table:formula="of:=[.G5]*0.05" office:value-type="float" office:value="2.51679">
            <text:p>3</text:p>
          </table:table-cell>
          <table:table-cell table:style-name="ce29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5" table:formula="of:=[.G6]*0.05" office:value-type="float" office:value="0.0220268485">
            <text:p>0.0220</text:p>
          </table:table-cell>
          <table:table-cell table:style-name="ce29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 office:value-type="percentage" office:value="0.05">
            <text:p>5.0%</text:p>
          </table:table-cell>
          <table:table-cell table:style-name="ce27" office:value-type="string">
            <text:p>JPY建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4"/>
          <table:table-cell table:style-name="ce28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5" table:formula="of:=[.G3]*0.05" office:value-type="float" office:value="0.0012306465">
            <text:p>0.0012</text:p>
          </table:table-cell>
          <table:table-cell table:style-name="ce29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4" table:formula="of:=[.G4]*0.05" office:value-type="float" office:value="38.01162">
            <text:p>38</text:p>
          </table:table-cell>
          <table:table-cell table:style-name="ce29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4" table:formula="of:=[.G5]*0.05" office:value-type="float" office:value="2.53052">
            <text:p>3</text:p>
          </table:table-cell>
          <table:table-cell table:style-name="ce29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5" table:formula="of:=[.G6]*0.05" office:value-type="float" office:value="0.0220333525">
            <text:p>0.0220</text:p>
          </table:table-cell>
          <table:table-cell table:style-name="ce29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2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2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5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8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4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5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6000">
            <text:p>￥36,000</text:p>
          </table:table-cell>
          <table:table-cell table:style-name="ce33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5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8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4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5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32000">
            <text:p>￥32,000</text:p>
          </table:table-cell>
          <table:table-cell table:style-name="ce33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5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8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4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5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1">
          <table:table-cell table:number-columns-repeated="4"/>
          <table:table-cell table:style-name="ce32" office:value-type="currency" office:currency="JPY" office:value="28000">
            <text:p>￥28,000</text:p>
          </table:table-cell>
          <table:table-cell table:style-name="ce33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6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4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7" office:value-type="string">
            <text:p>資産5%</text:p>
          </table:table-cell>
          <table:table-cell table:style-name="ce30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5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5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8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4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5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2"/>
          <table:table-cell table:number-columns-repeated="1012"/>
        </table:table-row>
        <table:table-row table:style-name="ro3">
          <table:table-cell table:number-columns-repeated="4"/>
          <table:table-cell table:style-name="ce32" office:value-type="currency" office:currency="JPY" office:value="24000">
            <text:p>￥24,000</text:p>
          </table:table-cell>
          <table:table-cell table:style-name="ce33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2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6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6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2018/06/11</text:date>, <text:time>20:1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1T20:12:38</dc:date>
    <dc:creator>鈴木 豊樹</dc:creator>
    <meta:editing-duration>P2DT5H18M5S</meta:editing-duration>
    <meta:editing-cycles>193</meta:editing-cycles>
    <meta:generator>OpenOffice/4.1.5$Unix OpenOffice.org_project/415m1$Build-9789</meta:generator>
    <meta:document-statistic meta:table-count="65" meta:cell-count="4046" meta:object-count="0"/>
  </office:meta>
</office:document-meta>
</file>